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MeterError.JMeterError( String message ,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MeterError.JMeterError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Error.JMeter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Error.getCau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MeterError.JMeterError( Throwable 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